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259.91pt" svg:y="3pt">
            <loext:p draw:notify-on-update-of-ranges="Sheet1.C1:Sheet1.C11 Sheet1.D1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A1]*3.14/180" office:value-type="float" office:value="0.523333333333333" calcext:value-type="float">
            <text:p>0.5233333333333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[.A2]*3.14/180" office:value-type="float" office:value="0.785" calcext:value-type="float">
            <text:p>0.78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A3]*3.14/180" office:value-type="float" office:value="1.04666666666667" calcext:value-type="float">
            <text:p>1.0466666666666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[.A4]*3.14/180" office:value-type="float" office:value="1.30833333333333" calcext:value-type="float">
            <text:p>1.30833333333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[.A5]*3.14/180" office:value-type="float" office:value="1.57" calcext:value-type="float">
            <text:p>1.5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formula="of:=[.A6]*3.14/180" office:value-type="float" office:value="1.83166666666667" calcext:value-type="float">
            <text:p>1.831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A7]*3.14/180" office:value-type="float" office:value="2.09333333333333" calcext:value-type="float">
            <text:p>2.09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formula="of:=[.A8]*3.14/180" office:value-type="float" office:value="2.355" calcext:value-type="float">
            <text:p>2.35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formula="of:=[.A9]*3.14/180" office:value-type="float" office:value="2.61666666666667" calcext:value-type="float">
            <text:p>2.6166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[.A10]*3.14/180" office:value-type="float" office:value="2.87833333333333" calcext:value-type="float">
            <text:p>2.87833333333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[.A11]*3.14/180" office:value-type="float" office:value="3.14" calcext:value-type="float">
            <text:p>3.14</text:p>
          </table:table-cell>
          <table:table-cell office:value-type="float" office:value="0.85" calcext:value-type="float">
            <text:p>0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0:28:51.849607228</meta:creation-date>
    <dc:date>2017-02-23T00:43:48.190613546</dc:date>
    <meta:editing-duration>PT4M46S</meta:editing-duration>
    <meta:editing-cycles>1</meta:editing-cycles>
    <meta:document-statistic meta:table-count="1" meta:cell-count="33" meta:object-count="1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955cm" style:legend-expansion="high" chart:style-name="ch2"/>
        <chart:plot-area chart:style-name="ch3" table:cell-range-address="Sheet1.C1:Sheet1.D11" svg:x="0.319cm" svg:y="-0.02cm" svg:width="10.495cm" svg:height="8.645cm">
          <chartooo:coordinate-region svg:x="1.046cm" svg:y="0.18cm" svg:width="9.52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1" chart:class="chart:scatter">
            <chart:domain table:cell-range-address="Sheet1.C1:Sheet1.C11"/>
            <chart:regression-curve chart:style-name="ch7">
              <chart:equation chart:display-equation="true" chart:display-r-square="false" svg:x="1.39cm" svg:y="6.188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3333333333333">
                <text:p>0.523333333333333</text:p>
                <draw:g>
                  <svg:desc>Sheet1.C1:Sheet1.C11</svg:desc>
                </draw:g>
              </table:table-cell>
              <table:table-cell office:value-type="float" office:value="0.6">
                <text:p>0.6</text:p>
                <draw:g>
                  <svg:desc>Sheet1.D1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5">
                <text:p>0.78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4666666666667">
                <text:p>1.0466666666666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0833333333333">
                <text:p>1.30833333333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">
                <text:p>1.5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3166666666667">
                <text:p>1.831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333333333333">
                <text:p>2.09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55">
                <text:p>2.3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1666666666667">
                <text:p>2.61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7833333333333">
                <text:p>2.87833333333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4">
                <text:p>3.14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